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iel</text:p>
      <text:p text:style-name="Standard"/>
      <text:p text:style-name="Standard">1. Ruben Bär <text:a xlink:type="simple" xlink:href="mailto:ruben.baer@codedump.ch">ruben.baer@codedump.ch</text:a></text:p>
      <text:p text:style-name="Standard">2. Stefan Heinemann <text:a xlink:type="simple" xlink:href="mailto:stefan.heinemann@codedump.ch">stefan.heinemann@codedump.ch</text:a></text:p>
      <text:p text:style-name="Standard"/>
      <text:p text:style-name="Standard">Ruben Bär 079 364 63 21</text:p>
      <text:p text:style-name="Standard"/>
      <text:p text:style-name="Standard">Olivier Biberstein <text:a xlink:type="simple" xlink:href="mailto:olivier.biberstein@bfh.ch">olivier.biberstein@bfh.ch</text:a></text:p>
      <text:p text:style-name="Standard"><text:span text:style-name="T1"/></text:p>
      <text:p text:style-name="Standard"><text:span text:style-name="T1">Titel (50 Zeiche)</text:span></text:p>
      <text:p text:style-name="Standard"/>
      <text:p text:style-name="Standard">Computer Perception and Virtual Reality / Prof. Dr. Olivier Biberstein</text:p>
      <text:p text:style-name="Standard">Experte: Prof. Dr. Andreas Spichiger</text:p>
      <text:p text:style-name="Standard"/>
      <text:p text:style-name="Standard"><text:span text:style-name="T1">Lead: min 500 max 600 Zeichen inkl Leerzeichen</text:span></text:p>
      <text:p text:style-name="Standard"/>
      <text:p text:style-name="P1">Text: min 2000 max 3000 Zeichen inkl Leerzeichen falls ohne Bild</text:p>
      <text:p text:style-name="P1">Min 1500 max 2500 Zeichen inkl. Leerzeichen falls mit Bild</text:p>
      <text:p text:style-name="Standard"/>
      <text:p text:style-name="P1">Bildlegende: Möglichst kurze Sätze</text:p>
      <text:p text:style-name="Standard"/>
      <text:p text:style-name="P1">Bemerkungen</text:p>
      <text:p text:style-name="Standard"/>
      <text:p text:style-name="Standard">08.06.2011 Ber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uben Bär</meta:initial-creator>
    <meta:creation-date>2011-06-02T13:13:41</meta:creation-date>
    <dc:date>2011-06-02T13:41:14</dc:date>
    <dc:creator>Ruben Bär</dc:creator>
    <meta:editing-duration>PT26M35S</meta:editing-duration>
    <meta:editing-cycles>3</meta:editing-cycles>
    <meta:generator>LibreOffice/3.3$Unix LibreOffice_project/330m19$Build-202</meta:generator>
    <meta:document-statistic meta:table-count="0" meta:image-count="0" meta:object-count="0" meta:page-count="1" meta:paragraph-count="14" meta:word-count="72" meta:character-count="505"/>
  </office:meta>
</office:document-meta>
</file>